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3.8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g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03"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TLR_EG_Aid_b.png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TLR_EG_Aid.png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LR_EG_BMP-2_b.png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TLR_EG_BMP-2.png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TLR_EG_BTR-70_b.png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TLR_EG_BTR-70.png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TLR_EG_Focus_b.png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LR_EG_Focus.png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TLR_EG_Infantry_b.png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TLR_EG_Infantry.png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TLR_EG_LStR-40_b.png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TLR_EG_LStR-40.png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LR_EG_M37-M_b.png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TLR_EG_M37-M.png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TLR_EG_T-72M_b.png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TLR_EG_T-72M.png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TLR_GE_Aid_b.png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TLR_GE_Aid.png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TLR_GE_Focus_b.png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TLR_GE_Focus.png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TLR_GE_Infantry_b.png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LR_GE_Infantry.png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TLR_GE_Jaguar_2_b.png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TLR_GE_Jaguar_2.png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LR_GE_KanJPz_b.png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TLR_GE_KanJPz.png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TLR_GE_Leopard_I_b.png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TLR_GE_Leopard_II_b.png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TLR_GE_Leopard_II.png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TLR_GE_Leopard_I.png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LR_GE_Luchs_b.png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TLR_GE_Luchs.png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TLR_GE_M113_b.png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TLR_GE_M113.png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LR_GE_Marder_b.png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TLR_GE_Marder.png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TLR_GE_Milan_b.png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TLR_GE_Milan.png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TLR_GE_Mortar_b.png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TLR_GE_Mortar.png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TLR_GE_PAH-1_b.png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TLR_GE_PAH-1.png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TLR_GE_Tornado.png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TLR_GE_Wiesel_1_b.png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TLR_GE_Wiesel_1.png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TLR_GE_Wiesel_TOW_b.png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TLR_GE_Wiesel_TOW.png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TLR_Housekeeping_Button.png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TLR_Lycan_Deck_01_incite_ferocity.png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TLR_Lycan_Deck_02_incite_ferocity.png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TLR_Lycan_Deck_03_incite_ferocity.png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TLR_Lycan_Deck_04_forcethechange_panic.png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LR_Lycan_Deck_05_forcethechange_panic.png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TLR_Lycan_Deck_06_cover_burstofspeed.png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LR_Lycan_Deck_07_nai_burstofspeed.png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TLR_Lycan_Deck_08_sniper_regenerate.png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LR_Lycan_Deck_09_rally_regenerate.png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TLR_Lycan_Deck_card_back.png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TLR_Map_D_Final.jpg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TLR_Map_Edge.png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TLR_OTHER_corpses_0621.png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LR_OTHER_corpses_b_0621.png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LR_OTHER_gunari_0621.png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LR_OTHER_gunari_b_0621.png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LR_OTHER_gun_bike_0621.png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TLR_OTHER_gun_bike_b_0621.png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TLR_OTHER_hunters_0621.png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LR_OTHER_hunters_b_0621.png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TLR_OTHER_katarina_0621.png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TLR_OTHER_katarina_b_0621.png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TLR_OTHER_leditta_01_0621.png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TLR_OTHER_leditta_01_b_0621.png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TLR_OTHER_leditta_02_0621.png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LR_OTHER_leditta_02_b_0621.png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TLR_OTHER_lycan_0621.png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TLR_OTHER_lycan_b_0621.png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TLR_OTHER_matuya_0621_b_V2.png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LR_OTHER_matuya_0621_hover_b_V2.png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TLR_OTHER_matuya_0621_hover_V2.png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TLR_OTHER_matuya_0621_V2.png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TLR_OTHER_militia_0621.png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TLR_OTHER_militia_b_0621.png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TLR_OTHER_protector_0621.png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TLR_OTHER_protector_b_0621.png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TLR_OTHER_puker_0621.png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TLR_OTHER_puker_b_0621.png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TLR_OTHER_radu_0621.png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TLR_OTHER_radu_b_0621.png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LR_OTHER_rpd_0621.png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TLR_OTHER_rpd_b_0621.png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TLR_OTHER_rpg_0621.png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TLR_OTHER_rpg_b_0621.png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LR_OTHER_slayer_0621.png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TLR_OTHER_slayer_b_0621.png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TLR_OTHER_stalker_0621.pn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TLR_OTHER_stalker_b_0621.png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TLR_OTHER_technical_mg_0621.png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TLR_OTHER_technical_mg_b_0621.pn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TLR_OTHER_technical_rr_0621.png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TLR_OTHER_technical_rr_b_0621.png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TLR_OTHER_tentani_0621.png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TLR_OTHER_tentani_b_0621.png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TLR_OTHER_truck_0621.png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TLR_OTHER_truck_b_0621.png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LR_OTHER_udvoske_0621.png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LR_OTHER_udvoske_b_0621.png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LR_OTHER_zombies_0621.png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LR_OTHER_zombies_b_0621.png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LR_PAC_button_0321.png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TLR_PAC_Turn_Deck.png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TLR_PAC_Turn_Track_Button.jpg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TLR_Para_Deck_Window_button.png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LR_Para_Deck_Window.jpg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TLR_Player_Hand _Background.jpg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LR_Player_Hand_Button.png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TLR_red_cube.png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TLR_SOV_aid reroll_0321.png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TLR_SOV_aid reroll_b_0321.png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LR_SOV_bmp-1p_0321.png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TLR_SOV_bmp-1p_b_0321.png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TLR_SOV_bmp-2_0321.png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TLR_SOV_bmp-2_b_0321.png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TLR_SOV_brdm-2_0321.png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TLR_SOV_brdm-2_b_0321.png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LR_SOV_btr-70_0321.png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TLR_SOV_btr-70_b_0321.png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TLR_SOV_dramonovitch_0321.png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TLR_SOV_dramonovitch_b_0321.png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LR_SOV_engineer_0321.png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TLR_SOV_engineer_b_0321.png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TLR_SOV_focus reroll_0321.png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TLR_SOV_focus reroll_b_0321.png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LR_SOV_game turn_0321.png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TLR_SOV_infantry_0321.png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LR_SOV_infantry_b_0321.png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TLR_SOV_kastet_0321.png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TLR_SOV_konkurs atgm_0321.png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LR_SOV_konkurs atgm_b_0321.png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TLR_SOV_mi-24 hind_1_0321.png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TLR_SOV_mi-24 hind_2_0321.png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TLR_SOV_mi-24 hind_3_0321.png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TLR_SOV_mi-24 hind_4_0321.png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TLR_SOV_mineroller_0321.png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TLR_SOV_mineroller_b_0321.png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TLR_SOV_morozov_0321.png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TLR_SOV_mortar_0321.png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TLR_SOV_mortar_b_0321.png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TLR_SOV_mt-55a_0321.png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TLR_SOV_mt-55a_b_0321.png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TLR_SOV_petrova_0321.png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TLR_SOV_petrova_b_0321.png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TLR_SOV_spetsnaz_0321.png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TLR_SOV_spetsnaz_b_0321.png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LR_SOV_su-24_0321.png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LR_SOV_t-12 atg_0321.png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LR_SOV_t-12 atg_b_0321.png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LR_SOV_t-62_0321.png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TLR_SOV_t-62_b_0321.png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TLR_SOV_t-64b_0321.png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TLR_SOV_t-64b_2_0321.png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TLR_SOV_t-64b_2_b_0321.png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TLR_SOV_t-64b_b_0321.png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TLR_SOV_t-80_0321.png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TLR_SOV_t-80_b_0321.png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TLR_SOV_ural truck_0321.png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TLR_SOV_ural truck_b_0321.png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TLR_SOV_vorishnov_0321.png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TLR_SOV_vorishnov_b_0321.png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TLR_Splash.jpg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TLR_SYS_-1 hit_0321.png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TLR_SYS_armed mob_0321_v2.png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TLR_SYS_at ditch_0321.png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TLR_SYS_blast_0321_v2.png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LR_SYS_Control_Lycan_b.png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TLR_SYS_Control_Lycan.png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TLR_SYS_Control_NATO.png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TLR_SYS_Control_Soviet.png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TLR_SYS_Control_Vampire_b.png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TLR_SYS_Control_Vampire.png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TLR_SYS_Control_Zombie_b.png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TLR_SYS_Control_Zombie.png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LR_SYS_disrupted_0321.png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TLR_SYS_ecm_0321.png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TLR_SYS_fired_0321.png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TLR_SYS_flanked_0321.png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LR_SYS_gun and run_0321.png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TLR_SYS_in tunnel_0321.png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TLR_SYS_landed_0321.png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TLR_SYS_LOS A_0621.png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LR_SYS_LOS B_0621.png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LR_SYS_lose 1 hit_0321.png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TLR_SYS_mine 6fp_0321.png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TLR_SYS_mines 4fp_0321.png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TLR_SYS_moved_0321.png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TLR_SYS_mss_0321.pn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TLR_SYS_occupation A_0621.png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TLR_SYS_occupation B_0621.png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TLR_SYS_out of ammunition_0321.png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TLR_SYS_overwatch_0321.pn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TLR_SYS_Red_Star.png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TLR_SYS_refugees_0321_v2.png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TLR_SYS_rubble_0321.png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TLR_SYS_smoke_1_0321.png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TLR_SYS_smoke_2_0321.png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TLR_SYS_smoke expended_0321.png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TLR_SYS_smoking wreck_0321.png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TLR_SYS_White_Star.png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TLR_SYS_wire_0321.png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TLR_SYS_wreck_0321.png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TLR_SYS_wreck_2_0321.png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TLR_SYS_wreck_3_0321.png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TLR_SYS_wreck_4_0321.png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LR_US_a-10 thunderbolt_0321.png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TLR_US_abrams_0321.png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LR_US_abrams_b_0321.png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TLR_US_ah-1 cobra_1_0321.png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TLR_US_ah-1 cobra_2_0321.png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TLR_US_ah-1 cobra_3_0321.png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TLR_US_ah-1 cobra_4_0321.png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TLR_US_aid reroll_0321.png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LR_US_aid reroll_b_0321.png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LR_US_bgm-71 tow_0321.png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TLR_US_bgm-71 tow_b_0321.png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LR_US_dahl_0321.png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TLR_US_dragon_0321.png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TLR_US_dragon_b_0321.png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TLR_US_focus reroll_0321.png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TLR_US_focus reroll_b_0321.png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TLR_US_game turn_0321.png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TLR_US_hmmwv_0321.png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TLR_US_hmmwv_b_0321.png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TLR_US_hmmwv tow_0321.png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TLR_US_hmmwv tow_b_0321.png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TLR_US_hood_0321.png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TLR_US_hood_b_0321.png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TLR_US_hudson_0321.png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TLR_US_hudson_b_0321.png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TLR_US_infantry_0321.png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TLR_US_infantry_b_0321.png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TLR_US_m106_0321.png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TLR_US_m106_b_0321.png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LR_US_m113_0321.png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TLR_US_m113_b_0321.png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TLR_US_m29_0321.png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TLR_US_m29_b_0321.png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TLR_US_m-2 bradley_0321.png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TLR_US_m-2 bradley_b_0321.png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TLR_US_m-3 bradley_0321.png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TLR_US_m-3 bradley_b_0321.png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TLR_US_m551 sheridan_0321.png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TLR_US_m551 sheridan_b_0321.png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TLR_US_m60a3 patton_0321.png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TLR_US_m60a3 patton_b_0321.png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TLR_US_m901_0321.png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TLR_US_m901_b_0321.png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TLR_US_recon_b_0621.png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TLR_US_recon_f_0621.png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TLR_US_tiny_0321_v2.png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LR_US_tiny_b_0321_v2.png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TLR_Vampire_Deck_01_empblast_bloodsucker.png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TLR_Vampire_Deck_02_opfire_mindcontrol.png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TLR_Vampire_Deck_03_opfire_mindcontrol.png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TLR_Vampire_Deck_04_superiortargeting_transmogrify.png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TLR_Vampire_Deck_05_superiortargeting_bloodsucker.png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TLR_Vampire_Deck_06_electricarmor_bloodsucker.png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TLR_Vampire_Deck_07_electricarmor_agility.pn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TLR_Vampire_Deck_08_seekershells_confusion.png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TLR_Vampire_Deck_09_nem_fear.png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TLR_Vampire_Deck_carde_back.png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TLR_Witch_Deck_01_boltsoflightning.png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TLR_Witch_Deck_02_boltsoflightning.png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TLR_Witch_Deck_03_chainit.png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TLR_Witch_Deck_04_fireball.png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TLR_Witch_Deck_05_fireball.png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TLR_Witch_Deck_06_fireball.png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TLR_Witch_Deck_07_ecktoplasmicshield.png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TLR_Witch_Deck_08_ecktoplasmicshield.png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TLR_Witch_Deck_09_glacio.png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TLR_Witch_Deck_card_back.png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TLR_Zombie_Deck_01_ohmygod_itsjonesy_hesturned.png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TLR_Zombie_Deck_02_sharpjustbitthesarge.png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TLR_Zombie_Deck_03_damntheyrefasterthanwethink.png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TLR_Zombie_Deck_04_damntheyrefasterthanwethink.png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TLR_Zombie_Deck_05_icanttakeitanymore.png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TLR_Zombie_Deck_06_icanttakeitanymore.png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TLR_Zombie_Deck_07_wheredidtheycomefrom.png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TLR_Zombie_Deck_08_wheredidtheycomefrom.png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TLR_Zombie_Deck_09_whatisthat.png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TLR_Zombie_Deck_card_back.png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TRL_Map_A_Final.jpg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TRL_Map_B_Final.jpg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TRL_Map_C_Final.jpg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Udvoske-button.png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undo-button.png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Whitman.png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Zombie-back2.png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Zombie-back.png</text:p>
          </table:table-cell>
        </table:table-row>
      </table:table>
      <table:table table:name="Sheet2" table:style-name="ta1"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AH-1</text:p>
          </table:table-cell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LR_EG_A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5T12:16:42.993606760</dc:date>
    <meta:editing-duration>PT11M23S</meta:editing-duration>
    <meta:editing-cycles>5</meta:editing-cycles>
    <meta:generator>LibreOffice/25.8.3.2$Linux_X86_64 LibreOffice_project/580$Build-2</meta:generator>
    <meta:document-statistic meta:table-count="2" meta:cell-count="603" meta:object-count="0"/>
  </office:meta>
</office:document-meta>
</file>